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text:span></text:p><text:p text:style-name="Standard"/><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5" text:continue-numbering="true" text:continue-list="list_Button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Button (LVGL)6" text:continue-numbering="true" text:continue-list="list_Button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Button (LVGL)7"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Button (LVGL)8" text:continue-numbering="true" text:continue-list="list_Button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Button (LVGL)9"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Button (LVGL)10" text:continue-numbering="true" text:continue-list="list_Button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Button (LVGL)11" text:continue-numbering="true" text:continue-list="list_Button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Button (LVGL)12"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Button (LVGL)13" text:continue-numbering="true" text:continue-list="list_Button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Button (LVGL)14" text:continue-numbering="true" text:continue-list="list_Button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Button (LVGL)15"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Button (LVGL)16" text:continue-numbering="true" text:continue-list="list_Button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Button (LVGL)17" text:continue-numbering="true" text:continue-list="list_Button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Button (LVGL)18"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19" text:continue-numbering="true" text:continue-list="list_Button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0" text:continue-numbering="true" text:continue-list="list_Button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Button (LVGL)21" text:continue-numbering="true" text:continue-list="list_Button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Button (LVGL)22" text:continue-numbering="true" text:continue-list="list_Button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Button (LVGL)23" text:continue-numbering="true" text:continue-list="list_Button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Button (LVGL)24" text:continue-numbering="true" text:continue-list="list_Button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Button (LVGL)25" text:continue-numbering="true" text:continue-list="list_Button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Button (LVGL)26" text:continue-numbering="true" text:continue-list="list_Button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Button (LVGL)27" text:continue-numbering="true" text:continue-list="list_Button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Button (LVGL)28" text:continue-numbering="true" text:continue-list="list_Button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Button (LVGL)29" text:continue-numbering="true" text:continue-list="list_Button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Button (LVGL)30" text:continue-numbering="true" text:continue-list="list_Button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Button (LVGL)31" text:continue-numbering="true" text:continue-list="list_Button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Button (LVGL)32" text:continue-numbering="true" text:continue-list="list_Button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Button (LVGL)33" text:continue-numbering="true" text:continue-list="list_Button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Button (LVGL)34" text:continue-numbering="true" text:continue-list="list_Button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Button (LVGL)35" text:continue-numbering="true" text:continue-list="list_Button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Button (LVGL)36" text:continue-numbering="true" text:continue-list="list_Button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Button (LVGL)37" text:continue-numbering="true" text:continue-list="list_Button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Button (LVGL)38" text:continue-numbering="true" text:continue-list="list_Button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Button (LVGL)39" text:continue-numbering="true" text:continue-list="list_Button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Button (LVGL)40" text:continue-numbering="true" text:continue-list="list_Button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Button (LVGL)41" text:continue-numbering="true" text:continue-list="list_Button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Button (LVGL)42" text:continue-numbering="true" text:continue-list="list_Button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43" text:continue-numbering="true" text:continue-list="list_Button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Button (LVGL)44" text:continue-numbering="true" text:continue-list="list_Button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Button (LVGL)45" text:continue-numbering="true" text:continue-list="list_Button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Button (LVGL)46" text:continue-numbering="true" text:continue-list="list_Button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Button (LVGL)47" text:continue-numbering="true" text:continue-list="list_Button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Button (LVGL)48" text:continue-numbering="true" text:continue-list="list_Button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49" text:continue-numbering="true" text:continue-list="list_Button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 (LVGL)5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51" text:continue-numbering="true" text:continue-list="list_Button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Button (LVGL)52" text:continue-numbering="true" text:continue-list="list_Button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Button (LVGL)53" text:continue-numbering="true" text:continue-list="list_Button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54"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